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eCorrespondingNode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CorrespondingNodeReport.init( DavResource resource , Report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teCorrespondingNodeReport.getCorrespondingResourceHref( DavResource resource , Session session , String workspace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teCorrespondingNodeReport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eCorrespondingNode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